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9-23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8-19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7-2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6-1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5-2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4-13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3-05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2-19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1-01-07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12-0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11-05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10-14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9-18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8-2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7-27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6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5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4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2-20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20-01-15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12-1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11-2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10-08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9-23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8-13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7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6-1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5-09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4-17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3-20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2-2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9-01-31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12-19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11-29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10-25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9-28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8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7-2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6-2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6-15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6-14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5-30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4-26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3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2-2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8-01-3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12-2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11-29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10-31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9-28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8-31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7-26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6-2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5-2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4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3-29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2-17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7-01-1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12-1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11-08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10-1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9-13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8-19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7-13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6-2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5-1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4-2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3-15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2-17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6-01-20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12-17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11-2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10-3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9-22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8-21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7-23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6-26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6-0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5-29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4-2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3-26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2-2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5-01-15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12-1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11-20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10-23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9-26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8-29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7-29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6-1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5-3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4-16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4-03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10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9-1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8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5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4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3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3-02-1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12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10-1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9-0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5-1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4-1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3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2-1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2-01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1-10-1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1-06-1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1-05-1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1-03-1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12-1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2-0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1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6-0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6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9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0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6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6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5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9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4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506119423801</text:p>
          </table:table-cell>
          <table:table-cell office:value-type="string" calcext:value-type="string">
            <text:p>193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1" meta:object-count="0"/>
    <meta:user-defined meta:name="AppVersion">3.0</meta:user-defined>
  </office:meta>
</office:document-meta>
</file>